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name-complex="맑은 고딕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ucida Sans" fo:font-size="9pt" fo:font-style="normal" fo:text-shadow="none" style:text-underline-style="none" fo:font-weight="normal" style:font-name-asian="Lucida Sans" style:font-size-asian="9pt" style:font-style-asian="normal" style:font-weight-asian="normal" style:font-name-complex="Lucida Sans" style:font-size-complex="9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-회원가입 정규식 체크리스트-</text:span></text:p>
      <text:p text:style-name="Standard"><text:span text:style-name="T1"/></text:p>
      <text:p text:style-name="Standard">수행할 내용</text:p>
      <text:p text:style-name="Standard">정규식을 이용하여 다음의 조건에 맞는 데이터 형식으로 입력하여 회원가입</text:p>
      <text:p text:style-name="Standard">을 성공한다</text:p>
      <text:p text:style-name="Standard"/>
      <text:p text:style-name="Standard">1. 정규식 체크 -</text:p>
      <text:p text:style-name="Standard">아이디 : <text:span text:style-name="T2">아이디 3~12글자 사이 영문과 숫자를 올바르게 입력되게 </text:span><text:span text:style-name="T3">유도한다</text:span><text:span text:style-name="T2">.</text:span></text:p>
      <text:p text:style-name="Standard"/>
      <text:p text:style-name="Standard">비밀번호 : <text:span text:style-name="T2">비밀번호 8~12사이 영문,숫자,특수기호가 반드시 1개이상 </text:span><text:span text:style-name="T3">입력되게 유도한다</text:span><text:span text:style-name="T2">.</text:span></text:p>
      <text:p text:style-name="Standard"/>
      <text:p text:style-name="Standard">이름 : <text:span text:style-name="T2">한글 2~5자 이내로 입력되게 된다.</text:span></text:p>
      <text:p text:style-name="Standard"/>
      <text:p text:style-name="Standard">생년월일 : <text:span text:style-name="T2">14살 이상만 가입 가능하도록 한다</text:span></text:p>
      <text:p text:style-name="Standard"/>
      <text:p text:style-name="Standard">휴대폰 형식과 이메일 형식에 맞게 입력</text:p>
      <text:p text:style-name="Standard"><text:span text:style-name="T1">우편번호 : </text:span><text:span text:style-name="T2">우편번호 검색버튼을 이용하여 우편번호,주소를 입력받고 </text:span><text:span text:style-name="T3">상세주소를 입력되게 한다</text:span><text:span text:style-name="T2">.</text:span></text:p>
      <text:p text:style-name="Standard"><text:span text:style-name="T1">이메일 : </text:span><text:span text:style-name="T2">올바른 이메일 주소 형식으로 입력되게 한다.</text:span></text:p>
      <text:p text:style-name="Standard"><text:span text:style-name="T1">성별 : </text:span><text:span text:style-name="T2">성별을 선택 할 수 있도록 유도한다.</text:span></text:p>
      <text:p text:style-name="P1"/>
      <text:p text:style-name="Standard"><text:span text:style-name="T1">회원가입 제출 : </text:span><text:span text:style-name="T2">정상적으로 회원가입이 되게 한다</text:span></text:p>
      <text:p text:style-name="P1"/>
      <text:p text:style-name="Standard">각 항목에 공백체크를 수행한다</text:p>
      <text:p text:style-name="Standard"/>
      <text:p text:style-name="Standard">올바른 형식의 데이터가 입력되면 체크(다른표시가능)와 같은 표시로</text:p>
      <text:p text:style-name="Standard">정상적인 데이터형식임을 알린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21-02-10T17:55:25.55</meta:creation-date>
    <meta:document-statistic meta:table-count="0" meta:image-count="0" meta:object-count="0" meta:page-count="1" meta:paragraph-count="17" meta:word-count="346" meta:character-count="445"/>
    <dc:date>2021-02-10T19:27:20.33</dc:date>
    <dc:creator>a a</dc:creator>
    <meta:editing-duration>PT1H1M1S</meta:editing-duration>
    <meta:editing-cycles>1</meta:editing-cycles>
    <meta:generator>OpenOffice/4.1.7$Win32 OpenOffice.org_project/417m1$Build-9800</meta:generator>
  </office:meta>
</office:document-meta>
</file>